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1.139cm" svg:y="1.428cm">
            <draw:object draw:notify-on-update-of-ranges="Feuille1.A2:Feuille1.A6 Feuille1.A1:Feuille1.A1 Feuille1.A2:Feuille1.A6 Feuille1.B2:Feuille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se théorique</text:p>
          </table:table-cell>
          <table:table-cell office:value-type="string" calcext:value-type="string">
            <text:p>Chances de ga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8:21:32.306934092</meta:creation-date>
    <dc:date>2015-05-11T18:42:37.454178550</dc:date>
    <meta:editing-duration>PT5M43S</meta:editing-duration>
    <meta:editing-cycles>1</meta:editing-cycles>
    <meta:document-statistic meta:table-count="1" meta:cell-count="12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6cm" svg:y="4.201cm" style:legend-expansion="high" chart:style-name="ch2"/>
        <chart:plot-area chart:style-name="ch3" table:cell-range-address="Feuille1.A2:Feuille1.B6 Feuille1.A1:Feuille1.A1" chart:data-source-has-labels="both" svg:x="1.331cm" svg:y="0.18cm" svg:width="10.756cm" svg:height="7.659cm">
          <chartooo:coordinate-region svg:x="2.138cm" svg:y="0.379cm" svg:width="9.669cm" svg:height="6.813cm"/>
          <chart:axis chart:dimension="x" chart:name="primary-x" chart:style-name="ch4" chartooo:axis-type="auto">
            <chart:title svg:x="5.342cm" svg:y="8.019cm" chart:style-name="ch5">
              <text:p>Chances de gains</text:p>
            </chart:title>
            <chart:categories table:cell-range-address="Feuille1.A2:Feuille1.A6"/>
            <chart:grid chart:style-name="ch6" chart:class="major"/>
          </chart:axis>
          <chart:axis chart:dimension="y" chart:name="primary-y" chart:style-name="ch7">
            <chart:title svg:x="0.451cm" svg:y="5.098cm" chart:style-name="ch8">
              <text:p>Mise héorique</text:p>
            </chart:title>
            <chart:grid chart:style-name="ch6" chart:class="major"/>
          </chart:axis>
          <chart:series chart:style-name="ch9" chart:values-cell-range-address="Feuille1.A2:Feuille1.A6" chart:label-cell-address="Feuille1.A1:Feuille1.A1" chart:class="chart:scatter">
            <chart:domain table:cell-range-address="Feuille1.B2:Feuille1.B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ise théorique</text:p>
                <draw:g>
                  <svg:desc>Feuille1.A1:Feuille1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6</svg:desc>
                </draw:g>
              </table:table-cell>
              <table:table-cell office:value-type="float" office:value="0">
                <text:p>0</text:p>
                <draw:g>
                  <svg:desc>Feuille1.B2:Feuille1.B6</svg:desc>
                </draw:g>
              </table:table-cell>
              <table:table-cell office:value-type="float" office:value="0">
                <text:p>0</text:p>
                <draw:g>
                  <svg:desc>Feuille1.A2:Feuille1.A6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